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0f0cc4" officeooo:paragraph-rsid="000f0cc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02a37" officeooo:paragraph-rsid="00102a3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02a37" officeooo:paragraph-rsid="00102a3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3016f" officeooo:paragraph-rsid="0013016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3016f" officeooo:paragraph-rsid="0011e76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3c944" officeooo:paragraph-rsid="0013c94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5ad60" officeooo:paragraph-rsid="0015ad6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65920" officeooo:paragraph-rsid="0016592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9340" officeooo:paragraph-rsid="0019934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b65e3" officeooo:paragraph-rsid="0019934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23a8c" officeooo:paragraph-rsid="00223a8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41d1f" officeooo:paragraph-rsid="00241d1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4db0a" officeooo:paragraph-rsid="0024db0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b7dc" officeooo:paragraph-rsid="0026b7d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f9f7" officeooo:paragraph-rsid="0026f9f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e2c2" officeooo:paragraph-rsid="0029e2c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c0758" officeooo:paragraph-rsid="002c075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cc91b" officeooo:paragraph-rsid="002cc91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cc91b" officeooo:paragraph-rsid="002dc22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dc221" officeooo:paragraph-rsid="002dc22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e086a" officeooo:paragraph-rsid="002e086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f2ba7" officeooo:paragraph-rsid="002f2ba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08c1f" officeooo:paragraph-rsid="00308c1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39b4a" officeooo:paragraph-rsid="00339b4a"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39b4a" officeooo:paragraph-rsid="003525c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525c3" officeooo:paragraph-rsid="003525c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5d4f6" officeooo:paragraph-rsid="0035d4f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70b7a" officeooo:paragraph-rsid="00370b7a"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9cfbb" officeooo:paragraph-rsid="0039cfb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b608b" officeooo:paragraph-rsid="003b608b"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cfa88" officeooo:paragraph-rsid="003cfa88"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102a37" officeooo:paragraph-rsid="00102a37" style:font-size-asian="12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e71cd" officeooo:paragraph-rsid="000e71cd"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f0cc4" officeooo:paragraph-rsid="000f0cc4"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11e768" officeooo:paragraph-rsid="0011e768"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11e768" officeooo:paragraph-rsid="0013016f"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13016f" officeooo:paragraph-rsid="0013016f"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13c944" officeooo:paragraph-rsid="0013c944"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165920" officeooo:paragraph-rsid="00165920"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2cc91b" officeooo:paragraph-rsid="002cc91b"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3525c3" officeooo:paragraph-rsid="003525c3" style:font-size-asian="10.5pt" style:font-weight-asian="bold" style:font-size-complex="12pt" style:font-weight-complex="bold"/>
    </style:style>
    <style:style style:name="P43" style:family="paragraph" style:parent-style-name="Standard">
      <style:paragraph-properties fo:text-align="center" style:justify-single-word="false"/>
      <style:text-properties fo:font-size="48pt" fo:font-weight="normal" officeooo:rsid="00102a37" officeooo:paragraph-rsid="00102a37" style:font-size-asian="48pt" style:font-weight-asian="normal" style:font-size-complex="48pt" style:font-weight-complex="normal"/>
    </style:style>
    <style:style style:name="P44" style:family="paragraph" style:parent-style-name="Standard">
      <style:paragraph-properties fo:text-align="center" style:justify-single-word="false"/>
      <style:text-properties fo:font-size="26pt" fo:font-weight="normal" officeooo:rsid="00102a37" officeooo:paragraph-rsid="00102a37" style:font-size-asian="26pt" style:font-weight-asian="normal" style:font-size-complex="26pt" style:font-weight-complex="normal"/>
    </style:style>
    <style:style style:name="P45" style:family="paragraph" style:parent-style-name="Standard">
      <style:paragraph-properties fo:text-align="center" style:justify-single-word="false"/>
      <style:text-properties fo:font-size="26pt" fo:font-weight="bold" officeooo:rsid="00102a37" officeooo:paragraph-rsid="00102a37" style:font-size-asian="26pt" style:font-weight-asian="bold" style:font-size-complex="26pt" style:font-weight-complex="bold"/>
    </style:style>
    <style:style style:name="P46" style:family="paragraph" style:parent-style-name="Standard">
      <style:paragraph-properties fo:text-align="start" style:justify-single-word="false"/>
      <style:text-properties fo:font-size="14pt" fo:font-weight="bold" officeooo:rsid="00339b4a" officeooo:paragraph-rsid="00339b4a" style:font-size-asian="14pt" style:font-weight-asian="bold" style:font-size-complex="14pt" style:font-weight-complex="bold"/>
    </style:style>
    <style:style style:name="P47" style:family="paragraph" style:parent-style-name="Standard">
      <style:paragraph-properties fo:text-align="start" style:justify-single-word="false"/>
      <style:text-properties fo:font-size="14pt" fo:font-weight="bold" officeooo:rsid="002f2ba7" officeooo:paragraph-rsid="002f2ba7" style:font-size-asian="14pt" style:font-weight-asian="bold" style:font-size-complex="14pt" style:font-weight-complex="bold"/>
    </style:style>
    <style:style style:name="P48" style:family="paragraph" style:parent-style-name="Standard">
      <style:paragraph-properties fo:text-align="start" style:justify-single-word="false"/>
      <style:text-properties fo:font-size="14pt" fo:font-weight="bold" officeooo:rsid="003525c3" officeooo:paragraph-rsid="003525c3" style:font-size-asian="14pt" style:font-weight-asian="bold" style:font-size-complex="14pt" style:font-weight-complex="bold"/>
    </style:style>
    <style:style style:name="P49" style:family="paragraph" style:parent-style-name="Standard">
      <style:paragraph-properties fo:text-align="start" style:justify-single-word="false"/>
      <style:text-properties fo:font-size="14pt" fo:font-weight="normal" officeooo:rsid="00339b4a" officeooo:paragraph-rsid="00339b4a" style:font-size-asian="14pt" style:font-weight-asian="normal" style:font-size-complex="14pt" style:font-weight-complex="normal"/>
    </style:style>
    <style:style style:name="P50" style:family="paragraph" style:parent-style-name="Standard">
      <style:paragraph-properties fo:text-align="start" style:justify-single-word="false" fo:break-before="page"/>
      <style:text-properties fo:font-size="12pt" fo:font-weight="bold" officeooo:rsid="0013c944" officeooo:paragraph-rsid="0013c944"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normal" officeooo:rsid="003cfa88" officeooo:paragraph-rsid="003cfa88"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3eef86" officeooo:paragraph-rsid="003eef86" style:font-size-asian="10.5pt" style:font-weight-asian="normal" style:font-size-complex="12pt" style:font-weight-complex="normal"/>
    </style:style>
    <style:style style:name="T1" style:family="text">
      <style:text-properties officeooo:rsid="00102a37"/>
    </style:style>
    <style:style style:name="T2" style:family="text">
      <style:text-properties officeooo:rsid="00102b7f"/>
    </style:style>
    <style:style style:name="T3" style:family="text">
      <style:text-properties fo:font-weight="normal" style:font-weight-asian="normal" style:font-weight-complex="normal"/>
    </style:style>
    <style:style style:name="T4" style:family="text">
      <style:text-properties fo:font-weight="normal" officeooo:rsid="0013016f" style:font-weight-asian="normal" style:font-weight-complex="normal"/>
    </style:style>
    <style:style style:name="T5" style:family="text">
      <style:text-properties officeooo:rsid="0013016f"/>
    </style:style>
    <style:style style:name="T6" style:family="text">
      <style:text-properties officeooo:rsid="001636ea"/>
    </style:style>
    <style:style style:name="T7" style:family="text">
      <style:text-properties officeooo:rsid="0017977b"/>
    </style:style>
    <style:style style:name="T8" style:family="text">
      <style:text-properties officeooo:rsid="0017f876"/>
    </style:style>
    <style:style style:name="T9" style:family="text">
      <style:text-properties officeooo:rsid="0028b5c5"/>
    </style:style>
    <style:style style:name="T10" style:family="text">
      <style:text-properties officeooo:rsid="002cc91b"/>
    </style:style>
    <style:style style:name="T11" style:family="text">
      <style:text-properties officeooo:rsid="002dc221"/>
    </style:style>
    <style:style style:name="T12" style:family="text">
      <style:text-properties officeooo:rsid="0031baf8"/>
    </style:style>
    <style:style style:name="T13" style:family="text">
      <style:text-properties officeooo:rsid="003525c3"/>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38cc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oznámkový d</text:span>okument k bakalářské práci</text:p>
      <text:p text:style-name="P1"/>
      <text:p text:style-name="P1"/>
      <text:p text:style-name="P33">Jednotlivé kroky:</text:p>
      <text:p text:style-name="P33"/>
      <text:p text:style-name="P34"><text:span text:style-name="T1">Seznámeni</text:span> s Gitem.... →<text:span text:style-name="T1"> hotovo</text:span></text:p>
      <text:p text:style-name="P33">Seznámení s Testováním → hotovo</text:p>
      <text:p text:style-name="P3">Seznámení s Kairou → právě probíhá</text:p>
      <text:p text:style-name="P3">Seznámení s programováním v Kaiře →<text:span text:style-name="T2"> právě probíhá</text:span></text:p>
      <text:p text:style-name="P3">Seznámení se zdrojovým kódem Kairy →<text:span text:style-name="T2"> právě probíhá</text:span></text:p>
      <text:p text:style-name="P3">Pokus o okomentování zdrojového kódu Kairy</text:p>
      <text:p text:style-name="P3">Pokud o přepsání funkčnosti Kairy</text:p>
      <text:p text:style-name="P3">Zjištění, jak funguje přepsání programu v kaiře do c++ kódu a následné spouštění</text:p>
      <text:p text:style-name="P3">atd.</text:p>
      <text:p text:style-name="P35"/>
      <text:p text:style-name="P2"/>
      <text:p text:style-name="P2"/>
      <text:p text:style-name="P43">Kaira</text:p>
      <text:p text:style-name="P43"/>
      <text:p text:style-name="P4">Kreslí se zde podle petriho sítí.</text:p>
      <text:p text:style-name="P4">Místo : (v kaiře obdélník) zde funguje jako záchytný bod, kdy při simulaci se každý krok odvýjí z nějakého místa.</text:p>
      <text:p text:style-name="P4">Hrana : (v kaiře šipka) určuje vstupní nebo výstupní proměnné, které vstupují do/vystupují z místa. </text:p>
      <text:p text:style-name="P4">Přechod : (v kaiře kolečko) určuje typ proměnných a inicializační hodnotu. </text:p>
      <text:p text:style-name="P4"/>
      <text:p text:style-name="P4">Hrany existují pouze mezi místem a přechodem. Jsou buď vstupní nebo výstupní.</text:p>
      <text:p text:style-name="P4"/>
      <text:p text:style-name="P44">Dokumentace ke zdrojovému kodu</text:p>
      <text:p text:style-name="P45"/>
      <text:p text:style-name="P38">##############</text:p>
      <text:p text:style-name="P37">Rozdělení souborů do adresářů:</text:p>
      <text:p text:style-name="P37"/>
      <text:p text:style-name="P37"><text:tab/>build – <text:span text:style-name="T3">Nějaké nastavení + moduly</text:span></text:p>
      <text:p text:style-name="P37"><text:span text:style-name="T3"><text:tab/></text:span>docs <text:span text:style-name="T3">– Dokumentace</text:span></text:p>
      <text:p text:style-name="P37"><text:span text:style-name="T3"><text:tab/></text:span><text:span text:style-name="T5">gui </text:span><text:span text:style-name="T4">– python soubory</text:span></text:p>
      <text:p text:style-name="P37"><text:span text:style-name="T4"><text:tab/></text:span><text:span text:style-name="T5">libs </text:span><text:span text:style-name="T4">– Rozšíření (Octave, atd.) <text:s/>C++</text:span></text:p>
      <text:p text:style-name="P37"><text:span text:style-name="T4"><text:tab/></text:span><text:span text:style-name="T5">ptp </text:span><text:span text:style-name="T4">- python</text:span></text:p>
      <text:p text:style-name="P5">###############</text:p>
      <text:p text:style-name="P36"/>
      <text:p text:style-name="P36"/>
      <text:p text:style-name="P36"/>
      <text:p text:style-name="P39"/>
      <text:p text:style-name="P50">Soubor gui/mainwindow.py</text:p>
      <text:p text:style-name="P39"/>
      <text:p text:style-name="P7">Nastavení hlavního okna. Nastavení jednotlivých menu → každá položka menu odkazuje na funkci v souboru app.py.</text:p>
      <text:p text:style-name="P36"/>
      <text:p text:style-name="P6"/>
      <text:p text:style-name="P6"/>
      <text:p text:style-name="P6"/>
      <text:p text:style-name="P6"/>
      <text:p text:style-name="P8">Úprava context menu <text:s/>transition prvku se nachází v souboru neteditcc.py. Jeden z nejdůležitějších souborů pro mou bakalářku, nyní musím zjistit jak se skládá samotný program do spustitelého souboru (generování). <text:span text:style-name="T6">Rád bzch vytvořil vlastní sít jenom z jednoho prvku plus vstup výstup, a jen tu generoval a spustil jako unit test.</text:span></text:p>
      <text:p text:style-name="P8"/>
      <text:p text:style-name="P9">################################################################################</text:p>
      <text:p text:style-name="P40">Uprava Kairy!! <text:span text:style-name="T8">( k mojemu pohodlí )</text:span></text:p>
      <text:p text:style-name="P9">Pozměněn kod app.py aby se při zapnutí kaira otevřela maximalizovaná, z důvodu neoběvení menu, při aktuální velikosti po spuštění, nutnost vždy maximalizovat první, než se začne pracovat. <text:span text:style-name="T7">Při následném zmenšení se zobrazí v původní nastavené velikosti 950X660</text:span></text:p>
      <text:p text:style-name="P10">#############################################################################</text:p>
      <text:p text:style-name="P10"/>
      <text:p text:style-name="P10">Pokus o tvorbu souboru na UnitTestování přechodů.</text:p>
      <text:p text:style-name="P10">1. Zjistit jak se tvoří nová síť</text:p>
      <text:p text:style-name="P10">2. Umět vytvořit, zobrazit a upravit</text:p>
      <text:p text:style-name="P10">3. Do nové sítě přidat přechod + vstup a výstup</text:p>
      <text:p text:style-name="P10">4. Naučit se vložit více hodnot do vstupu</text:p>
      <text:p text:style-name="P10">5. Naučit se zkompilovat a spustit simulaci</text:p>
      <text:p text:style-name="P10">6. dokončení tvorby unit testu</text:p>
      <text:p text:style-name="P11"/>
      <text:p text:style-name="P12"/>
      <text:p text:style-name="P12"/>
      <text:p text:style-name="P12">Snažím se vytvořit novou síť. Zjistil jsem, že potřebuji importovat aktuální projekt a jeho síť do souboru unittest, abych mohl nadále z danou síťí pracovat. Poté musím získat její netlist a vytvořit novou sít do daného netlistu. Když je vytvořena nová síť, dalším krokem je naučit se jí ovládat a kreslit si v canvasu a mazat podle toho, jak je potřeba... </text:p>
      <text:p text:style-name="P12"/>
      <text:p text:style-name="P12"/>
      <text:p text:style-name="P12">Domlouvám sraz se Stanislavem Bohmem, autorem projektu. Mám na něj plno otázek, takže si je zde zapíši.</text:p>
      <text:p text:style-name="P12"/>
      <text:p text:style-name="P12">1. Jak funguje generování výsledného kódu z petriho síťe.</text:p>
      <text:p text:style-name="P12">2. Co říká na můj návrh, jak řešit sekvenční testování, jestli je to ztráta času, nebo by to tak šlo.</text:p>
      <text:p text:style-name="P12">3. Nějak probrat celou adresářovou strukturu python souborů, aspoň částečně popsat co se kde nachází, na co si dát pozor, a co je důležité</text:p>
      <text:p text:style-name="P12">4. Jak fungují simulace v kaiře, Jak funguje canvas v kaiře, co vše si uchovává v paměti a jak se k tomu dá přistupovat</text:p>
      <text:p text:style-name="P12"/>
      <text:p text:style-name="P12"/>
      <text:p text:style-name="P12"/>
      <text:p text:style-name="P13">pozn. Po bližším zkoumání pythonu jsem oběvil třídu, která generuje Unit testy, a díky tomu jsem mnou nazvanou třídu unittest musel přejmenovat, aby se daná třída ( implementovaná v základech pythonu) nehádala s mojí třídou. Nový název je TransitionTest.</text:p>
      <text:p text:style-name="P14"><text:soft-page-break/>Konečně jsem našel inteligentní python IDE pro linux. PyCharm je inteligentní IDE, které nabízí možnosti intellisense a dalších, hlavně umí projít celou složku kairy, a zkontrolovat co kde je a pak mi to nabídnout, když to potřebuji. Tedy mi to ušetřilo plno práce s hledáním.</text:p>
      <text:p text:style-name="P14"/>
      <text:p text:style-name="P15">Konečně se mi podařilo vytvořit první funkci, kterou zavolám z context menu!!!</text:p>
      <text:p text:style-name="P15"/>
      <text:p text:style-name="P15"/>
      <text:p text:style-name="P16">Potřebuji se nějak dostat ve funkci contextmenu_transition() k neteditoru daného projektu, abych mohl s tím dál pracovat. Zatím se mi to ale nedaří, nevím jak to správně propojit:/ <text:span text:style-name="T9">Zatím nefunguje tvoření nové net sítě... Zkoumám, jak bych dokázal získat projekt a z něho neteditor do mého souboru, abych pak mohl tvořit novou síť.</text:span></text:p>
      <text:p text:style-name="P16"/>
      <text:p text:style-name="P16"/>
      <text:p text:style-name="P17">Def pokus(transition):</text:p>
      <text:p text:style-name="P17"><text:tab/>transition = item.owner//logický přechod</text:p>
      <text:p text:style-name="P17">net = transition.net / přechod zná sít ve které je</text:p>
      <text:p text:style-name="P17">project = net.project//sít zná project</text:p>
      <text:p text:style-name="P17"/>
      <text:p text:style-name="P17">nová sít musí vědět project a jmeno</text:p>
      <text:p text:style-name="P17"/>
      <text:p text:style-name="P41">Pohovor s autorem</text:p>
      <text:p text:style-name="P17"/>
      <text:p text:style-name="P18">Dne 10.9 jsem se setkal s autorem samotného programu Kaira. Byly mi vysvětleny věci ohledně funkčnosti buildování samotného programu, převod do C++, pár informací o samotném kodu jak funguje, a poté mi bylo vysvětleno pár věcí o tom, jak se chová simulace a ukázány a vysvětleny možnosti testování jednotlivých přechodů.</text:p>
      <text:p text:style-name="P18"/>
      <text:p text:style-name="P18">Zajímavou funkcí v samotném kódu dané petriho sítě projektu je funkce full_fire, která vlastně provádí odpálení hodnoty z jednoho přechodu do druhého, první kontroluje, zda je daný přechod aktivní a připraven k odpálení, a pokud ano, teprv poté odpálí přechod. Ve funkci main se zase vytvoří jen jakby jeden proces dané sítě, a poté se z něj tvoří další. Nepochopil jsem to úplně přesně, takže to budu muset ještě dozkoumat.</text:p>
      <text:p text:style-name="P18"/>
      <text:p text:style-name="P18">Ohledně dané funkčnosti testování, jsme pohovořili, jak bych to já udělal, a protože se mu to líbilo, tak jsme na to navázali i trochu kódem. Měl jsem problém ohledně toho, jak zjistit jednotlivé informace z daného itemu, ale bylo mi vysvětleno a ukázáno jak toho dosáhnout, tím pádem jsem se posunul dále. Byl jsem dokonce upozorněn na přechodovou tabulku při kopírování jedné sítě do druhé. Mění se tam totiž id jednotlivých itemu v síti, a proto existuje přechodová tabulka, která si pamatuje tu změnu, tím pádem jsme vytvořili funkci, která je podobná obyčejné copy, ale vrací i přechodovou tabulku, tím pádem už nenastává problém s kontrolou co k sobě patří, nyní mi zbývá určit, jak zjistit jednotlivé vztahy mezi místamy a daným testovaným přechodem, a tohle nechat, zbytek smazat. Došli jsme společně k závěru, že testování přechodů jde více způsoby, a je rozděleno na více kroků.</text:p>
      <text:p text:style-name="P18">1. Musím zařídit, aby v nové síti zůstal jen daný přechod a místa, která spolu souvisí + musím zde přidat výsledný přechod, který bude zachytávat dané výsledky testování, tímpádem si ale uživatel zadá sám své testovací hodnoty + bude si moci upravit globální proměnné size a limit pro daný test zvlášt</text:p>
      <text:p text:style-name="P18">2. Pokud semi tohle vše podaří, nastává situace, kdy by testování mělo samo umět vzít hodnoty, kterých za simulaci daný přechod nabýval, ty někde uložit, a posléze při testu <text:span text:style-name="T10">je tam automaticky vložit</text:span></text:p>
      <text:p text:style-name="P18"/>
      <text:p text:style-name="P19">Doufám že sem i vše podaří. + Nakonec ještě jedna věc. Pokud možno, měl bych dodělat funkci, při <text:soft-page-break/>které po dokončení provádění testů se oběví výsledné hlášení a ukáže podle nějaké podmínky které vyhověla. Tímpádem musí uživatel zadat nějakou podmínku, kterou chce, aby výsledné hodnoty z toho přechodu nabývaly. Např. Value1 &lt; 100. Tuhle podmínku si uživatel musí zadat sám, není možné ji určit strojově. Po této podmínce se může testovat a určovat co vyhovělo a co ne.</text:p>
      <text:p text:style-name="P19">Na tomhle všem jsme se nějak domluvili se Stanislavem Bohmem.</text:p>
      <text:p text:style-name="P19"/>
      <text:p text:style-name="P19">Funkce zmíněné v textu :</text:p>
      <text:p text:style-name="P19"/>
      <text:p text:style-name="P21">#soubor neteditcc.py</text:p>
      <text:p text:style-name="P20">def pokus(transition):</text:p>
      <text:p text:style-name="P19"><text:s text:c="4"/>net = transition.net</text:p>
      <text:p text:style-name="P19"><text:s text:c="4"/>project = net.project</text:p>
      <text:p text:style-name="P19"><text:s text:c="4"/>new_net, idtable = net.copy_and_return_idtable()</text:p>
      <text:p text:style-name="P19"><text:s text:c="4"/>print idtable</text:p>
      <text:p text:style-name="P19"><text:s text:c="4"/>transition_id = idtable[transition.id]</text:p>
      <text:p text:style-name="P19"><text:s text:c="4"/>print transition.id</text:p>
      <text:p text:style-name="P19"><text:s text:c="4"/>for item in new_net.items[:]:</text:p>
      <text:p text:style-name="P19"><text:s text:c="8"/>if item.id != transition_id:</text:p>
      <text:p text:style-name="P19"><text:s text:c="12"/>new_net.delete_item(item)</text:p>
      <text:p text:style-name="P19"><text:s text:c="4"/>new_net.set_name("Test - "+transition.get_name())</text:p>
      <text:p text:style-name="P19"><text:s text:c="4"/>project.add_net(new_net)</text:p>
      <text:p text:style-name="P19"><text:s text:c="4"/>project.set_build_net(new_net)</text:p>
      <text:p text:style-name="P21">#soubor net.py</text:p>
      <text:p text:style-name="P19">def copy_and_return_idtable(self):</text:p>
      <text:p text:style-name="P19"><text:s text:c="8"/>xml = self.as_xml()</text:p>
      <text:p text:style-name="P19"><text:s text:c="8"/>idloader = NewIdLoader(self.project)</text:p>
      <text:p text:style-name="P19"><text:s text:c="8"/>new_net = load_net(xml, self.project, idloader)</text:p>
      <text:p text:style-name="P19"><text:s text:c="8"/>return new_net, idloader.idtable</text:p>
      <text:p text:style-name="P19"/>
      <text:p text:style-name="P19"><text:s/>Názvy a komentář bude časem doplněn. Zatím tedy mám tyhle dvě funkce, které jen kopírují a něco provádějí. Doufám že časem toho bude víc. <text:span text:style-name="T11">Tímpádem padá možnost tvořit vlastní soubor zvlášt, vše bude tedy v současných souborech! :) Tedy mizí soubor TransitionTest.py</text:span></text:p>
      <text:p text:style-name="P19"/>
      <text:p text:style-name="P22">Na radu vedoucího mé práce jsem si vytvořil druhý repozitář jako kopii samotné kairy. Github.com/MrPablozOne/Bakalrka_Kaira. Nyní tedy pracuji na samotném kodu, snažím se vytvořit nový přechod + nemazat ty místa a hrany, které souvisí s daným přechodem. Ještě hodně práce předemnou. </text:p>
      <text:p text:style-name="P22"/>
      <text:p text:style-name="P22"/>
      <text:p text:style-name="P22"/>
      <text:p text:style-name="P47">27.9</text:p>
      <text:p text:style-name="P23"/>
      <text:p text:style-name="P23">Začínám datovat jednotlivé postupy. Měl jsem menší pauzu, ale dnes jsem zase pokročil.</text:p>
      <text:p text:style-name="P23">Vytvořil jsem nový transition, který se bude nazývat testCheck. Nachází se na pozici 0,0. Ted to jen vše propojit. Mám ale problem s tím, jak získat hrany a místa, které souvisí s přechodem. Zatím mi dané funkce vrací prázdné pole, tak nevím jak dál. Ale příjdu na to! Hlavní že jsem udělal pokrok ohledně tvorby nového přechodu, nyní vím, jak vytvořit nový přechod, hranu <text:s/>i místo. Ted to vše jen propojit! :)</text:p>
      <text:p text:style-name="P23"/>
      <text:p text:style-name="P23"/>
      <text:p text:style-name="P24"><text:span text:style-name="T14">30.9 </text:span>Vytvořený funkce v souboru net.py, ve třídě edge, get_edge_to() a get_edge_from() které mi vrací, odkud a kde vede daná hrana. Dále jsem si pro třídil itemy v síti na edge a place, a řeším <text:soft-page-break/>situaci, kdy se mi nemažou už ty, které se nalézají za přechodem, ale pořád ty, co do něj míří. Musím to dořešit, ale jsem na správné cestě. Už jen z toho důvodu, že jsem pokročil v promazávání. Dále jsem navštívil vedoucího práce, s kterým jsem projednal zadání, a musí se dát do edisonu. Zatím to je vše. <text:span text:style-name="T12">(PS: změnil jsem si jméno v gitu na Pavel Siemko) + Nastala nečekaná chyba v adresáři gitu z dokumentem, znova sem musel naclonovat starší, doufám že se tím nic nepodělalo...</text:span></text:p>
      <text:p text:style-name="P24"/>
      <text:p text:style-name="P24"/>
      <text:p text:style-name="P46">4.10</text:p>
      <text:p text:style-name="P46"/>
      <text:p text:style-name="P46">Trocha te teorie.</text:p>
      <text:p text:style-name="P25"/>
      <text:p text:style-name="P25">Bylo upřesněno přesné zadání práce. Nyní tedy vím co budu muset dopsat, čím bych mohl ještě nějak nasbírat normostrany.</text:p>
      <text:p text:style-name="P25">1. Možná řešení daného problému. Prozkoumat, jak jinak by šlo testování ještě řešit. Tohle bude na dýl. Budu tedy muset popřemýšlet, jak jinak by to šlo. Zatím mě napadl jen jeden způsob, a to ten, na kterém ted dělám, tak doufám, že mě časem napadne i jiný.</text:p>
      <text:p text:style-name="P25">2. Zkusit prozkoumat řešení testování hran a míst. Jestli to jde, a jak. O tom budu muset popřemýšlet jinak. V sobě nemají nějaký c++ kod, který se dá upravovat, mají to napevno, jediné co se tam řeší je práce s proměnnýma, takže to bude složitější. Ale jedná se o výrazy v sítích na ostatních komponentách, takže to nevidím tak bledě. Nějak to pujde.</text:p>
      <text:p text:style-name="P25"/>
      <text:p text:style-name="P42">E-mailová komunikace : popisuje požadavky.</text:p>
      <text:p text:style-name="P26">„<text:span text:style-name="T13">Ano, to zadani je obecne, moznost generovani te testovaci site, nebude</text:span></text:p>
      <text:p text:style-name="P27">urcite jediny zpusob jak to resit. To ze na tom pracujes a uz se tato</text:p>
      <text:p text:style-name="P27">metoda zvolila je ok, jen by jsmi mel v te praci rict, ze jsou i jine</text:p>
      <text:p text:style-name="P27">moznosti, ktere maji ty a ty vyhody/nevyhody a ty jsis zvolil tento</text:p>
      <text:p text:style-name="P27">konkretni protoze...</text:p>
      <text:p text:style-name="P26"/>
      <text:p text:style-name="P27">Martin</text:p>
      <text:p text:style-name="P26"/>
      <text:p text:style-name="P27"><text:s text:c="4"/>Ahoj, takže pokud to chápu dobře, tak ten výsledný vygenerovaný kód z kairy je automaticky spustitelný, takže to neřeším, jen to vše musím nějak teoreticky popsat. Aspoň akorát tamto vše se řeší jen teoreticky + po mě se chce teda hlavně to testování z té siťe jakby. Nemám teda potom žádné vítky, s tou teorii těch možností jsem počítal. To je v pořádku. Takže jsme teda domluveni. Děkuji. Zdraví, Pavel Siemko Cituji Martin Surkovsky &lt;martin.surkovsky@gmail.com&gt;:</text:p>
      <text:p text:style-name="P26"/>
      <text:p text:style-name="P27"><text:s text:c="8"/>Ahoj, je to mysleno, tak ze generovani te site neni jedina monost. Je napriklad mozne primo generovat ten kod. To jsem myslel ze by jsi jen rozebral teoreticky jake jsou moznosti a pak iplementoval tu sit, s tim ze kaira obsahuje generator a je to takove nejprirozenejsi reseni. Melo by ti to dat prostor, pro to popremyslet i nad jinymi pristupy a muze to byt takovy pekny uvod a tak motivat konkretni zvoleny pristup. Jinak nakonec se pocita s tim, ze vysledkem bude nezavisly zdrojovy kod, ktery muzu pustit napr. v gdb apod. To, ze pro tebe staci vygenerovat jen sit a nazaklade ni automaticky vygenerovat kod uz je druha vec. Zdravi, Martin Dne 1. října 2014 11:15 Pavel Siemko &lt;pavel.siemko.st@vsb.cz&gt; napsal(a):</text:p>
      <text:p text:style-name="P26"/>
      <text:p text:style-name="P27"><text:s text:c="12"/>Ahoj, tak jsem si to prošel, a zajímalo by mě, jak je myšleno to přenesení do externího nástroje. Jestli je tím myšleno, že se ta síť pak bude dát exportovat do XML a to pak umí něco přečíst, nebo jak je to myšleno? Jinak si myslím, že je to v pořádku. Je to tak, jak jsme se domlouvali. Díky za odpověď. Zdraví, Pavel Siemko Dne 2014-10-01 00:18, Martin Surkovsky napsal:</text:p>
      <text:p text:style-name="P26"/>
      <text:p text:style-name="P26"><text:span text:style-name="T13"><text:s text:c="16"/>Ahoj, tak devatou se mi uplně trefit nepodarilo, ale v edisonu bys mel videt zadani. Pokud </text:span><text:soft-page-break/><text:span text:style-name="T13">ne posilam jej jeste v priloze. Podivej se na to a kdyztak mi jeste zitra (dnes posli pripominky. Snazil jsem se to psat co nejobecneji at je videt zamer, ale mas celkem dost moznosti jak to nakonec udelas. Zdravi, Martin </text:span></text:p>
      <text:p text:style-name="P26">“</text:p>
      <text:p text:style-name="P26"/>
      <text:p text:style-name="P27">Z toho tedy chápu co a jak. Dávam ho sem, abych na něj nezapoměl a pak se řídil podle toho.</text:p>
      <text:p text:style-name="P27"/>
      <text:p text:style-name="P27"/>
      <text:p text:style-name="P26"/>
      <text:p text:style-name="P26"/>
      <text:p text:style-name="P49"/>
      <text:p text:style-name="P48">Praktická část.</text:p>
      <text:p text:style-name="P48"/>
      <text:p text:style-name="P27">Nyní začínám zas dělat na programu. </text:p>
      <text:p text:style-name="P27"/>
      <text:p text:style-name="P28">Tak konečně jsem přejmenoval funkci s Pokus na tranTest. Tímpádem funkce nevyzní divně.</text:p>
      <text:p text:style-name="P29"><text:span text:style-name="T15">U</text:span>ž nemažu vstupní a výstupní místa, tímpádem to musím pořádně rozebrat si, a prozkoumat jak a připravit pro další práci s tím, jako třeba upravu míst a tak.</text:p>
      <text:p text:style-name="P29"/>
      <text:p text:style-name="P30">10.11</text:p>
      <text:p text:style-name="P30">Pár týdnů jsem s tím nehnul, nebyl čas, bylo toho docela dost do školy, ale zase na tom pracuji.</text:p>
      <text:p text:style-name="P30"/>
      <text:p text:style-name="P30">Eventy = Vyvolání eventu je tvořeno v python GTK pomocí gtk.item.connect, kde item je věc z gtk knihovny, např DrawingArea. V tomhle projektu jsou eventy tvořeny a pospojovány v souboru canvas.py. Dále Tuto řídu dědí Všechny configy programu, tedy pokud je potřeba vytvořit nový event, stačí přetížit funkci této třídy pro určitý event. Tímpádem pokud je potřeba, tak takhle se tvoří eventy.</text:p>
      <text:p text:style-name="P30"/>
      <text:p text:style-name="P30">V pauze jsem měl konzultace s vedoucím práce. Domluvili jsme se, jak práce bude pokračovat a co by měla obsahovat a trochu mi pomohl s nastavením gitu a byl trochu upraven kod mých úprav do nynější podoby, pro lepší čitelnost a podle určitých pravidel programu.</text:p>
      <text:p text:style-name="P30"/>
      <text:p text:style-name="P30">Nyní se tedy snažím vytvořit context menu, které se vyvolá v simulaci nebo tracelogu, a propojit tedy dané context menu s funkcí transition_test (původně tranTest). </text:p>
      <text:p text:style-name="P30"/>
      <text:p text:style-name="P31">Mám tedy vytvořené a vyvolané contextmenu pomocí funkce contextmenu_transition_test v souboru simview, a odkazuje na funkci transition_test v netdeditcc. Bohužel se mi zatím nepodařilo vyvolat to tak, aby zprávně zafungovalo. Doufám že hlubším zkoumáním sem i to povede.. </text:p>
      <text:p text:style-name="P32"/>
      <text:p text:style-name="P32"/>
      <text:p text:style-name="P52">11.11</text:p>
      <text:p text:style-name="P52">Dnes se mi podařilo konečně dodělat tvorbu sítě, s všemi možnými propoji, jak by měli být. Řeším ale nyní problem s vytvořením sítě, když je projekt ve stavu simulace, nechce mě to pustit to vytvořit, takže to je asi někde blokované, nebo nevím, snažím sen a to přijít, ale zatím sem chybz nenašel. Vše probíhá jak má, funkce v debugu projede, a nevyhazuje vyjimku, nastava tedy otázka, jak nebo čím to teda je. Doufám že to brzy vyřeším...</text:p>
      <text:p text:style-name="P32"/>
      <text:p text:style-name="P32"/>
      <text:p text:style-name="P32">def on_mouse_right_down(self, event, position):#activating context menu in simulation</text:p>
      <text:p text:style-name="P32"><text:s text:c="8"/>print "sim_config right down"</text:p>
      <text:p text:style-name="P32"><text:s text:c="8"/>item = self.get_item_at_position(position)</text:p>
      <text:p text:style-name="P32"/>
      <text:p text:style-name="P32"><text:soft-page-break/><text:s text:c="8"/>if item:</text:p>
      <text:p text:style-name="P32"><text:s text:c="12"/>self.select_item(item)</text:p>
      <text:p text:style-name="P32"><text:s text:c="12"/>if item.kind=="box":</text:p>
      <text:p text:style-name="P32"><text:s text:c="16"/>if item.owner.is_transition():</text:p>
      <text:p text:style-name="P32"><text:s text:c="20"/>print "transition"</text:p>
      <text:p text:style-name="P32"><text:s text:c="20"/>menu = contextmenu_transition_test(self,item,position)</text:p>
      <text:p text:style-name="P32"><text:s text:c="20"/>if menu:</text:p>
      <text:p text:style-name="P32"><text:s text:c="24"/>gtkutils.show_context_menu(menu, event)</text:p>
      <text:p text:style-name="P32"><text:s text:c="12"/>return</text:p>
      <text:p text:style-name="P32"/>
      <text:p text:style-name="P32">def contextmenu_transition_test(config, item, position):</text:p>
      <text:p text:style-name="P32"><text:s text:c="8"/>transition = item.owner</text:p>
      <text:p text:style-name="P32"><text:s text:c="8"/>return [</text:p>
      <text:p text:style-name="P32"><text:s text:c="12"/>("Generate a test", lambda w: neteditcc.transition_test(tran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8T17:40:24.23</meta:creation-date>
    <dc:date>2014-11-11T23:11:06.080835632</dc:date>
    <meta:editing-duration>PT4H5M2S</meta:editing-duration>
    <meta:editing-cycles>42</meta:editing-cycles>
    <meta:generator>LibreOffice/4.2.3.3$Linux_X86_64 LibreOffice_project/420m0$Build-3</meta:generator>
    <meta:document-statistic meta:table-count="0" meta:image-count="0" meta:object-count="0" meta:page-count="7" meta:paragraph-count="136" meta:word-count="2347" meta:character-count="15027" meta:non-whitespace-character-count="12474"/>
  </office:meta>
</office:document-meta>
</file>